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ASPAR ARANGO ELO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87263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NDAHUAYL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99351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ASPAR ARANGO ELO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87263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87263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6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915150</text:p>
          </table:table-cell>
          <table:table-cell table:style-name="Tabla2.D3" office:value-type="string">
            <text:p text:style-name="P23">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31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